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line-height="115%" fo:text-align="start" style:justify-single-word="false" style:writing-mode="lr-tb"/>
    </style:style>
    <style:style style:name="P3" style:family="paragraph" style:parent-style-name="Title" style:master-page-name="Standard">
      <style:paragraph-properties style:page-number="auto" style:writing-mode="lr-tb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/>
    </style:style>
    <style:style style:name="T3" style:family="text">
      <style:text-properties fo:color="#000080" style:font-name="Liberation Serif" fo:language="zxx" fo:country="none" style:text-underline-style="solid" style:text-underline-width="auto" style:text-underline-color="font-color" style:language-asian="zxx" style:country-asian="none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ore's law</text:p>
      <text:p text:style-name="P2"><text:span text:style-name="T2">Moore's law</text:span><text:span text:style-name="T1"> is the observation that </text:span><text:a xlink:type="simple" xlink:href="https://en.wikipedia.org/wiki/Transistor_count" text:style-name="ListLabel_20_1" text:visited-style-name="ListLabel_20_1"><text:span text:style-name="T3">the number</text:span></text:a><text:span text:style-name="T1"> of </text:span><text:a xlink:type="simple" xlink:href="https://en.wikipedia.org/wiki/Transistor" text:style-name="ListLabel_20_1" text:visited-style-name="ListLabel_20_1"><text:span text:style-name="T3">transistors</text:span></text:a><text:span text:style-name="T1"> in a dense </text:span><text:a xlink:type="simple" xlink:href="https://en.wikipedia.org/wiki/Integrated_circuit" text:style-name="ListLabel_20_1" text:visited-style-name="ListLabel_20_1"><text:span text:style-name="T3">integrated circuit</text:span></text:a><text:span text:style-name="T1"> (IC) doubles about every two years. Moore's law is an </text:span><text:a xlink:type="simple" xlink:href="https://en.wikipedia.org/wiki/Observation" text:style-name="ListLabel_20_1" text:visited-style-name="ListLabel_20_1"><text:span text:style-name="T3">observation</text:span></text:a><text:span text:style-name="T1"> and </text:span><text:a xlink:type="simple" xlink:href="https://en.wikipedia.org/wiki/Forecasting" text:style-name="ListLabel_20_1" text:visited-style-name="ListLabel_20_1"><text:span text:style-name="T3">projection</text:span></text:a><text:span text:style-name="T1"> of a historical trend. Rather than a </text:span><text:a xlink:type="simple" xlink:href="https://en.wikipedia.org/wiki/Physical_law" text:style-name="ListLabel_20_1" text:visited-style-name="ListLabel_20_1"><text:span text:style-name="T3">law of physics</text:span></text:a><text:span text:style-name="T1">, it is an </text:span><text:a xlink:type="simple" xlink:href="https://en.wikipedia.org/wiki/Empirical_relationship" text:style-name="ListLabel_20_1" text:visited-style-name="ListLabel_20_1"><text:span text:style-name="T3">empirical relationship</text:span></text:a><text:span text:style-name="T1"> linked to </text:span><text:a xlink:type="simple" xlink:href="https://en.wikipedia.org/wiki/Wright%27s_Law" text:style-name="ListLabel_20_1" text:visited-style-name="ListLabel_20_1"><text:span text:style-name="T3">gains from experience</text:span></text:a><text:span text:style-name="T1"> in production. </text:span></text:p>
      <text:section text:style-name="Sect1" text:name="Section1">
        <text:p text:style-name="P2"><text:span text:style-name="T1">The observation is named after </text:span><text:a xlink:type="simple" xlink:href="https://en.wikipedia.org/wiki/Gordon_Moore" text:style-name="ListLabel_20_1" text:visited-style-name="ListLabel_20_1"><text:span text:style-name="T3">Gordon Moore</text:span></text:a><text:span text:style-name="T1">, the co-founder of </text:span><text:a xlink:type="simple" xlink:href="https://en.wikipedia.org/wiki/Fairchild_Semiconductor" text:style-name="ListLabel_20_1" text:visited-style-name="ListLabel_20_1"><text:span text:style-name="T3">Fairchild Semiconductor</text:span></text:a><text:span text:style-name="T1"> and </text:span><text:a xlink:type="simple" xlink:href="https://en.wikipedia.org/wiki/Intel" text:style-name="ListLabel_20_1" text:visited-style-name="ListLabel_20_1"><text:span text:style-name="T3">Intel</text:span></text:a><text:span text:style-name="T1"> (and former CEO of the latter), who in 1965 posited a </text:span><text:a xlink:type="simple" xlink:href="https://en.wikipedia.org/wiki/Exponential_growth" text:style-name="ListLabel_20_1" text:visited-style-name="ListLabel_20_1"><text:span text:style-name="T3">doubling every year</text:span></text:a><text:span text:style-name="T1"> in the number of components per integrated circuit,</text:span><text:bookmark text:name="cite_ref-2"/><text:a xlink:type="simple" xlink:href="https://en.wikipedia.org/wiki/Moore%27s_law#cite_note-2" text:style-name="ListLabel_20_1" text:visited-style-name="ListLabel_20_1"><text:span text:style-name="T3">[a]</text:span></text:a><text:span text:style-name="T1"> and projected this rate of growth would continue for at least another decade. In 1975, looking forward to the next decade, he revised the forecast to doubling every two years, a </text:span><text:a xlink:type="simple" xlink:href="https://en.wikipedia.org/wiki/Compound_annual_growth_rate" text:style-name="ListLabel_20_1" text:visited-style-name="ListLabel_20_1"><text:span text:style-name="T3">compound annual growth rate</text:span></text:a><text:span text:style-name="T1"> (CAGR) of 41%. While Moore did not use empirical evidence in forecasting that the historical trend would continue, his prediction held since 1975 and has since become known as a "law." </text:span></text:p>
        <text:p text:style-name="P2"><text:span text:style-name="T1">Moore's prediction has been used in the </text:span><text:a xlink:type="simple" xlink:href="https://en.wikipedia.org/wiki/Semiconductor_industry" text:style-name="ListLabel_20_1" text:visited-style-name="ListLabel_20_1"><text:span text:style-name="T3">semiconductor industry</text:span></text:a><text:span text:style-name="T1"> to guide long-term planning and to set targets for </text:span><text:a xlink:type="simple" xlink:href="https://en.wikipedia.org/wiki/Research_and_development" text:style-name="ListLabel_20_1" text:visited-style-name="ListLabel_20_1"><text:span text:style-name="T3">research and development</text:span></text:a><text:span text:style-name="T1">, thus functioning to some extent as a </text:span><text:a xlink:type="simple" xlink:href="https://en.wikipedia.org/wiki/Self-fulfilling_prophecy" text:style-name="ListLabel_20_1" text:visited-style-name="ListLabel_20_1"><text:span text:style-name="T3">self-fulfilling prophecy</text:span></text:a><text:span text:style-name="T1">. Advancements in </text:span><text:a xlink:type="simple" xlink:href="https://en.wikipedia.org/wiki/Digital_electronics" text:style-name="ListLabel_20_1" text:visited-style-name="ListLabel_20_1"><text:span text:style-name="T3">digital electronics</text:span></text:a><text:span text:style-name="T1">, such as the reduction in </text:span><text:a xlink:type="simple" xlink:href="https://en.wikipedia.org/wiki/Price_index#Quality_change" text:style-name="ListLabel_20_1" text:visited-style-name="ListLabel_20_1"><text:span text:style-name="T3">quality-adjusted</text:span></text:a><text:span text:style-name="T1"> </text:span><text:a xlink:type="simple" xlink:href="https://en.wikipedia.org/wiki/Microprocessor" text:style-name="ListLabel_20_1" text:visited-style-name="ListLabel_20_1"><text:span text:style-name="T3">microprocessor</text:span></text:a><text:span text:style-name="T1"> prices, the increase in </text:span><text:a xlink:type="simple" xlink:href="https://en.wikipedia.org/wiki/Computer_memory" text:style-name="ListLabel_20_1" text:visited-style-name="ListLabel_20_1"><text:span text:style-name="T3">memory capacity</text:span></text:a><text:span text:style-name="T1"> (</text:span><text:a xlink:type="simple" xlink:href="https://en.wikipedia.org/wiki/Random-access_memory" text:style-name="ListLabel_20_1" text:visited-style-name="ListLabel_20_1"><text:span text:style-name="T3">RAM</text:span></text:a><text:span text:style-name="T1"> and </text:span><text:a xlink:type="simple" xlink:href="https://en.wikipedia.org/wiki/Flash_memory" text:style-name="ListLabel_20_1" text:visited-style-name="ListLabel_20_1"><text:span text:style-name="T3">flash</text:span></text:a><text:span text:style-name="T1">), the improvement of </text:span><text:a xlink:type="simple" xlink:href="https://en.wikipedia.org/wiki/Digital_sensor" text:style-name="ListLabel_20_1" text:visited-style-name="ListLabel_20_1"><text:span text:style-name="T3">sensors</text:span></text:a><text:span text:style-name="T1">, and even the number and size of </text:span><text:a xlink:type="simple" xlink:href="https://en.wikipedia.org/wiki/Pixel" text:style-name="ListLabel_20_1" text:visited-style-name="ListLabel_20_1"><text:span text:style-name="T3">pixels</text:span></text:a><text:span text:style-name="T1"> in </text:span><text:a xlink:type="simple" xlink:href="https://en.wikipedia.org/wiki/Digital_camera" text:style-name="ListLabel_20_1" text:visited-style-name="ListLabel_20_1"><text:span text:style-name="T3">digital cameras</text:span></text:a><text:span text:style-name="T1">, are strongly linked to Moore's law. These step changes in digital electronics have been a driving force of technological and social change, </text:span><text:a xlink:type="simple" xlink:href="https://en.wikipedia.org/wiki/Productivity" text:style-name="ListLabel_20_1" text:visited-style-name="ListLabel_20_1"><text:span text:style-name="T3">productivity</text:span></text:a><text:span text:style-name="T1">, and economic growth. </text:span></text:p>
      </text:section>
      <text:p text:style-name="P2"><text:span text:style-name="T1">Industry experts have not reached a consensus on exactly when Moore's law will cease to apply. Microprocessor architects report that semiconductor advancement has slowed industry-wide since around 2010, below the pace predicted by Moore's law. However, as of 2018, leading semiconductor manufacturers have developed </text:span><text:a xlink:type="simple" xlink:href="https://en.wikipedia.org/wiki/Semiconductor_device_fabrication" text:style-name="ListLabel_20_1" text:visited-style-name="ListLabel_20_1"><text:span text:style-name="T3">IC fabrication processes</text:span></text:a><text:span text:style-name="T1"> in mass production which are claimed to keep pace with Moore's law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Lohit Devanagari" style:font-family-asian="'Lohit Devanagari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Lohit Devanagari" style:font-family-asian="'Lohit Devanagari'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/>
      <style:text-properties style:font-name-asian="Lohit Devanagari" style:font-family-asian="'Lohit Devanagari'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fo:font-size="12pt" fo:font-style="italic" style:font-name-asian="Lohit Devanagari" style:font-family-asian="'Lohit Devanagari'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Lohit Devanagari" style:font-family-asian="'Lohit Devanagari'" style:font-family-generic-asian="system" style:font-pitch-asian="variable"/>
    </style:style>
    <style:style style:name="Title" style:family="paragraph" style:parent-style-name="Heading" style:default-outline-level="" style:class="chapter">
      <style:paragraph-properties fo:margin-top="0.1665in" fo:margin-bottom="0.0835in" loext:contextual-spacing="false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ohit Devanagari" style:font-family-asian="'Lohit Devanagari'" style:font-family-generic-asian="system" style:font-pitch-asian="variable" style:font-size-asian="28pt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1" style:display-name="ListLabel 1" style:family="text">
      <style:text-properties fo:color="#000080" style:font-name="Liberation Serif" fo:font-family="'Liberation Serif'" style:font-family-generic="roman" style:font-pitch="variable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23:29:10.420361419</meta:creation-date>
    <meta:editing-duration>PT51S</meta:editing-duration>
    <meta:editing-cycles>2</meta:editing-cycles>
    <meta:generator>LibreOffice/6.1.5.2$Linux_X86_64 LibreOffice_project/10$Build-2</meta:generator>
    <dc:title>Law of Moore</dc:title>
    <meta:initial-creator>P Mester</meta:initial-creator>
    <dc:date>2021-04-23T23:29:12.255198723</dc:date>
    <dc:creator>P Mester</dc:creator>
    <meta:document-statistic meta:table-count="0" meta:image-count="0" meta:object-count="0" meta:page-count="1" meta:paragraph-count="5" meta:word-count="304" meta:character-count="1958" meta:non-whitespace-character-count="1655"/>
  </office:meta>
</office:document-meta>
</file>